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_20__28_Web_29_">
      <style:text-properties fo:color="#000000" fo:font-size="13.5pt" style:font-size-asian="13.5pt" style:font-size-complex="13.5pt"/>
    </style:style>
    <style:style style:name="P2" style:family="paragraph" style:parent-style-name="Normal_20__28_Web_29_" style:master-page-name="MP0">
      <style:paragraph-properties style:page-number="auto" fo:break-before="page"/>
      <style:text-properties fo:color="#000000" fo:font-size="13.5pt" fo:font-weight="bold" style:font-size-asian="13.5pt" style:font-weight-asian="bold" style:font-size-complex="13.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yond the reward prediction error: achieving reversal learning with Hebbian cortical plasticity and serotonergic modulation</text:p>
      <text:p text:style-name="P1"/>
      <text:p text:style-name="P1">250 words</text:p>
      <text:p text:style-name="P1"/>
      <text:p text:style-name="P1">We present a model of reversal learning which uses cortical neurons for its computations and won’t require a reward prediction error. It utilises the structure and functional differentiation of cortical pyramidal neurons, in particular here of orbitofrontal cortex (OFC) neurons. The primary reward drives non-plastic synapses close to the soma of pyramidal neurons and causes strong postsynaptic responses which in turn cause a large calcium influx. New associations such as place or landmark information are established with Hebbian plasticity via plastic synapses in the dendritic tree. LTP is triggered when strong somatic reward inputs drive a cortical neuron into spiking and cause a strong influx of calcium. LTD is triggered when the primary reward is not driving the OFC pyramidal neurons causing less and slower changing postsynaptic activity. Serotonin here acts as an accelerator for both LTP and LTD being a rectified reward prediction error.</text:p>
      <text:p text:style-name="P1">Experiments of a simulated animal performing a reversal task were run for a control scenario, for one with less serotonin and one with a simulated application of serotonin reuptake inhibitors.</text:p>
      <text:p text:style-name="P1">We show that Hebbian plasticity is able to model reversal learning and that serotonin controls the rate of plasticity which in turn regulates the animal's flexibility. Reduced serotonin increases the number of non-rewarding actions during reversal. SSRIs can help to overcome this deficiency, but we'd predict that any drug boosting plasticity will have this effect.</text:p>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Gillian Burnet</meta:initial-creator>
    <dc:creator>Gillian Burnet</dc:creator>
    <meta:creation-date>2022-02-21T21:45:00Z</meta:creation-date>
    <dc:date>2022-02-21T21:54:00Z</dc:date>
    <meta:editing-cycles>1</meta:editing-cycles>
    <meta:editing-duration>PT540S</meta:editing-duration>
    <meta:document-statistic meta:table-count="0" meta:image-count="0" meta:object-count="0" meta:page-count="1" meta:paragraph-count="5" meta:word-count="247" meta:character-count="1646" meta:non-whitespace-character-count="1404"/>
    <meta:template xlink:type="simple" xlink:actuate="onRequest" xlink:title="" xlink:href="Normal"/>
  </office:meta>
</office:document-meta>
</file>